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Caslon Pro" fo:font-size="12pt" style:font-name-asian="Adobe Caslon Pro" style:font-size-asian="12pt" style:font-size-complex="12pt"/>
    </style:style>
    <style:style style:name="P2" style:family="paragraph" style:parent-style-name="Standard">
      <style:text-properties style:font-name="Adobe Caslon Pro" fo:font-size="80pt" style:font-name-asian="Adobe Caslon Pro" style:font-size-asian="80pt" style:font-size-complex="80pt"/>
    </style:style>
    <style:style style:name="P3" style:family="paragraph" style:parent-style-name="Standard">
      <style:text-properties style:font-name="Adobe Caslon Pro" fo:font-size="12pt" style:font-name-asian="Adobe Caslon Pro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sure Hips</text:p>
      <text:p text:style-name="P1"/>
      <text:p text:style-name="P1">ﾠ</text:p>
      <text:p text:style-name="P1">Who are you dancing for?</text:p>
      <text:p text:style-name="P1">It is not me, three inches away</text:p>
      <text:p text:style-name="P1">Pumping emotions and memories into the screen</text:p>
      <text:p text:style-name="P1">Skinning them and hanging them before my closed eyes</text:p>
      <text:p text:style-name="P1">In an attempt to feel you</text:p>
      <text:p text:style-name="P1"/>
      <text:p text:style-name="P1">It is not for me that you dance, so young and bare</text:p>
      <text:p text:style-name="P1">Twirling and giggling in a blur of pink and lime green</text:p>
      <text:p text:style-name="P1"/>
      <text:p text:style-name="P1">Do you feel dirty?</text:p>
      <text:p text:style-name="P1">Because I do</text:p>
      <text:p text:style-name="P1">Do you feel satisfied?</text:p>
      <text:p text:style-name="P1">Because I don’t</text:p>
      <text:p text:style-name="P1"/>
      <text:p text:style-name="P1">You are not hard to find</text:p>
      <text:p text:style-name="P1">Most popular, most viewed</text:p>
      <text:p text:style-name="P1">You fill my screen in droves, removing clothing</text:p>
      <text:p text:style-name="P1">Down to different colored panties and bras</text:p>
      <text:p text:style-name="P1">Always the same moves</text:p>
      <text:p text:style-name="P1">The same songs</text:p>
      <text:p text:style-name="P1">The same endings</text:p>
      <text:p text:style-name="P1"/>
      <text:p text:style-name="P1">What you would forbid in person</text:p>
      <text:p text:style-name="P1">Is eating you out in public privacy</text:p>
      <text:p text:style-name="P1"/>
      <text:p text:style-name="P1">If only I could tell you that this is not love</text:p>
      <text:p text:style-name="P1">That this is not even attention</text:p>
      <text:p text:style-name="P1">That this is only fallacy, substitution, pretend</text:p>
      <text:p text:style-name="P1">You would not hear</text:p>
      <text:p text:style-name="P1"/>
      <text:p text:style-name="P1">Words and voices, muted</text:p>
      <text:p text:style-name="P1">while "Barbie Girl" blares</text:p>
      <text:p text:style-name="P1">Bubble gum lies and anonymous stars</text:p>
      <text:p text:style-name="P1">that's all that we can hear.</text:p>
      <text:p text:style-name="P1"/>
      <text:p text:style-name="P1">Small thing with the unsure hips,</text:p>
      <text:p text:style-name="P1">you are trading something you'll never get back</text:p>
      <text:p text:style-name="P1">for something you'll never receive.</text:p>
      <text:p text:style-name="P1"><text:soft-page-break/></text:p>
      <text:p text:style-name="P1"/>
      <text:p text:style-name="P1">Exactly what we want,</text:p>
      <text:p text:style-name="P1">what we don't n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8T18:36:37</meta:creation-date>
    <dc:date>2009-07-19T15:35:46</dc:date>
    <meta:editing-duration>PT00H06M46S</meta:editing-duration>
    <meta:editing-cycles>3</meta:editing-cycles>
    <meta:generator>NeoOffice/3.0$Unix OpenOffice.org_project/Patch 5</meta:generator>
    <meta:document-statistic meta:table-count="0" meta:image-count="0" meta:object-count="0" meta:page-count="2" meta:paragraph-count="35" meta:word-count="197" meta:character-count="1024"/>
  </office:meta>
</office:document-meta>
</file>